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06" calcext:value-type="float">
            <text:p>19306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7]*([.F37]-[.E37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3" calcext:value-type="float">
            <text:p>19343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8]*([.F38]-[.E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1" calcext:value-type="float">
            <text:p>19351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9]*([.F39]-[.E39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40]*([.F40]-[.E4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17" calcext:value-type="float">
            <text:p>1941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41]*([.F41]-[.E41])" office:value-type="float" office:value="8300" calcext:value-type="float">
            <text:p>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2.5" calcext:value-type="float">
            <text:p>19362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2]*([.F42]-[.E4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2" calcext:value-type="float">
            <text:p>1932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3]*([.F43]-[.E43])" office:value-type="float" office:value="7800" calcext:value-type="float">
            <text:p>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6" calcext:value-type="float">
            <text:p>19266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44]*([.F44]-[.E44])" office:value-type="float" office:value="3400" calcext:value-type="float">
            <text:p>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45]*([.F45]-[.E4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46]*([.F46]-[.E4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47]*([.F47]-[.E4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6" calcext:value-type="float">
            <text:p>19036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48]*([.F48]-[.E4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9.5" calcext:value-type="float">
            <text:p>19289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49]*([.F49]-[.E49])" office:value-type="float" office:value="6050" calcext:value-type="float">
            <text:p>6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2" calcext:value-type="float">
            <text:p>1934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50]*([.F50]-[.E50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6" calcext:value-type="float">
            <text:p>1938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51]*([.F51]-[.E51])" office:value-type="float" office:value="11400" calcext:value-type="float">
            <text:p>11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8980" calcext:value-type="float">
            <text:p>38980.0</text:p>
          </table:table-cell>
          <table:table-cell table:style-name="ce87" table:formula="of:=[.D52]*([.F52]-[.E52])" office:value-type="float" office:value="-62000" calcext:value-type="float">
            <text:p>-6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1.5" calcext:value-type="float">
            <text:p>39151.5</text:p>
          </table:table-cell>
          <table:table-cell table:style-name="ce87" table:formula="of:=[.D53]*([.F53]-[.E5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70" calcext:value-type="float">
            <text:p>39170.0</text:p>
          </table:table-cell>
          <table:table-cell table:style-name="ce63" office:value-type="float" office:value="39297" calcext:value-type="float">
            <text:p>39297.0</text:p>
          </table:table-cell>
          <table:table-cell table:style-name="ce87" table:formula="of:=[.D54]*([.F54]-[.E54])" office:value-type="float" office:value="12700" calcext:value-type="float">
            <text:p>1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5.5" calcext:value-type="float">
            <text:p>39155.5</text:p>
          </table:table-cell>
          <table:table-cell table:style-name="ce87" table:formula="of:=[.D55]*([.F55]-[.E55])" office:value-type="float" office:value="5550" calcext:value-type="float">
            <text:p>5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191.2" calcext:value-type="float">
            <text:p>39191.2</text:p>
          </table:table-cell>
          <table:table-cell table:style-name="ce87" table:formula="of:=[.D56]*([.F56]-[.E56])" office:value-type="float" office:value="-40880.0000000003" calcext:value-type="float">
            <text:p>-40,8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16.9" calcext:value-type="float">
            <text:p>39316.9</text:p>
          </table:table-cell>
          <table:table-cell table:style-name="ce63" office:value-type="float" office:value="39350" calcext:value-type="float">
            <text:p>39350.0</text:p>
          </table:table-cell>
          <table:table-cell table:style-name="ce87" table:formula="of:=[.D57]*([.F57]-[.E57])" office:value-type="float" office:value="3309.99999999985" calcext:value-type="float">
            <text:p>3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8]*([.F58]-[.E5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9]*([.F59]-[.E5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63" office:value-type="float" office:value="39423.5" calcext:value-type="float">
            <text:p>39423.5</text:p>
          </table:table-cell>
          <table:table-cell table:style-name="ce87" table:formula="of:=[.D60]*([.F60]-[.E60])" office:value-type="float" office:value="2350" calcext:value-type="float">
            <text:p>2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402.2" calcext:value-type="float">
            <text:p>39402.2</text:p>
          </table:table-cell>
          <table:table-cell table:style-name="ce87" table:formula="of:=[.D61]*([.F61]-[.E61])" office:value-type="float" office:value="-19780.0000000003" calcext:value-type="float">
            <text:p>-19,7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46.6" calcext:value-type="float">
            <text:p>39546.6</text:p>
          </table:table-cell>
          <table:table-cell table:style-name="ce63" office:value-type="float" office:value="39560" calcext:value-type="float">
            <text:p>39560.0</text:p>
          </table:table-cell>
          <table:table-cell table:style-name="ce87" table:formula="of:=[.D62]*([.F62]-[.E62])" office:value-type="float" office:value="1340.00000000015" calcext:value-type="float">
            <text:p>1,3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89.5" calcext:value-type="float">
            <text:p>39689.5</text:p>
          </table:table-cell>
          <table:table-cell table:style-name="ce63" office:value-type="float" office:value="39740" calcext:value-type="float">
            <text:p>39740.0</text:p>
          </table:table-cell>
          <table:table-cell table:style-name="ce87" table:formula="of:=[.D63]*([.F63]-[.E63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9" calcext:value-type="float">
            <text:p>39789.0</text:p>
          </table:table-cell>
          <table:table-cell table:style-name="ce63" office:value-type="float" office:value="39840" calcext:value-type="float">
            <text:p>39840.0</text:p>
          </table:table-cell>
          <table:table-cell table:style-name="ce87" table:formula="of:=[.D64]*([.F64]-[.E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6.1" calcext:value-type="float">
            <text:p>39786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5]*([.F65]-[.E65])" office:value-type="float" office:value="-158610" calcext:value-type="float">
            <text:p>-158,6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39" calcext:value-type="float">
            <text:p>39739.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6]*([.F66]-[.E66])" office:value-type="float" office:value="-153900" calcext:value-type="float">
            <text:p>-15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0.9" calcext:value-type="float">
            <text:p>39340.9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7]*([.F67]-[.E67])" office:value-type="float" office:value="5909.99999999985" calcext:value-type="float">
            <text:p>5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9" calcext:value-type="float">
            <text:p>39469.0</text:p>
          </table:table-cell>
          <table:table-cell table:style-name="ce63" office:value-type="float" office:value="39520" calcext:value-type="float">
            <text:p>39520.0</text:p>
          </table:table-cell>
          <table:table-cell table:style-name="ce87" table:formula="of:=[.D68]*([.F68]-[.E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9.8" calcext:value-type="float">
            <text:p>39349.8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9]*([.F69]-[.E69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29.1" calcext:value-type="float">
            <text:p>39529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0]*([.F70]-[.E70])" office:value-type="float" office:value="-132910" calcext:value-type="float">
            <text:p>-132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85.2" calcext:value-type="float">
            <text:p>39385.2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71]*([.F71]-[.E71])" office:value-type="float" office:value="11480.0000000003" calcext:value-type="float">
            <text:p>11,4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4.9" calcext:value-type="float">
            <text:p>39464.9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2]*([.F72]-[.E72])" office:value-type="float" office:value="-126490" calcext:value-type="float">
            <text:p>-126,4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" calcext:value-type="float">
            <text:p>38369.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87" table:formula="of:=[.D73]*([.F73]-[.E73])" office:value-type="float" office:value="10100" calcext:value-type="float">
            <text:p>10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63" office:value-type="float" office:value="38520" calcext:value-type="float">
            <text:p>38520.0</text:p>
          </table:table-cell>
          <table:table-cell table:style-name="ce87" table:formula="of:=[.D74]*([.F74]-[.E7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19.8" calcext:value-type="float">
            <text:p>38219.8</text:p>
          </table:table-cell>
          <table:table-cell table:style-name="ce63" office:value-type="float" office:value="28270" calcext:value-type="float">
            <text:p>28270.0</text:p>
          </table:table-cell>
          <table:table-cell table:style-name="ce87" table:formula="of:=[.D75]*([.F75]-[.E75])" office:value-type="float" office:value="-994980" calcext:value-type="float">
            <text:p>-994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79" calcext:value-type="float">
            <text:p>38279.0</text:p>
          </table:table-cell>
          <table:table-cell table:style-name="ce63" office:value-type="float" office:value="38330" calcext:value-type="float">
            <text:p>38330.0</text:p>
          </table:table-cell>
          <table:table-cell table:style-name="ce87" table:formula="of:=[.D76]*([.F76]-[.E7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5.6" calcext:value-type="float">
            <text:p>38345.6</text:p>
          </table:table-cell>
          <table:table-cell table:style-name="ce63" office:value-type="float" office:value="38400" calcext:value-type="float">
            <text:p>38400.0</text:p>
          </table:table-cell>
          <table:table-cell table:style-name="ce87" table:formula="of:=[.D77]*([.F77]-[.E77])" office:value-type="float" office:value="5440.00000000015" calcext:value-type="float">
            <text:p>5,4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29.8" calcext:value-type="float">
            <text:p>38429.8</text:p>
          </table:table-cell>
          <table:table-cell table:style-name="ce63" office:value-type="float" office:value="38480" calcext:value-type="float">
            <text:p>38480.0</text:p>
          </table:table-cell>
          <table:table-cell table:style-name="ce87" table:formula="of:=[.D78]*([.F78]-[.E78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00" calcext:value-type="float">
            <text:p>38500.0</text:p>
          </table:table-cell>
          <table:table-cell table:style-name="ce63" office:value-type="float" office:value="38550" calcext:value-type="float">
            <text:p>38550.0</text:p>
          </table:table-cell>
          <table:table-cell table:style-name="ce87" table:formula="of:=[.D79]*([.F79]-[.E7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29.8" calcext:value-type="float">
            <text:p>38529.8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0]*([.F80]-[.E80])" office:value-type="float" office:value="-22980.0000000003" calcext:value-type="float">
            <text:p>-22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67.7" calcext:value-type="float">
            <text:p>38467.7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1]*([.F81]-[.E81])" office:value-type="float" office:value="-16769.9999999997" calcext:value-type="float">
            <text:p>-16,7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38.4" calcext:value-type="float">
            <text:p>38438.4</text:p>
          </table:table-cell>
          <table:table-cell table:style-name="ce63" office:value-type="float" office:value="38450" calcext:value-type="float">
            <text:p>38450.0</text:p>
          </table:table-cell>
          <table:table-cell table:style-name="ce87" table:formula="of:=[.D82]*([.F82]-[.E82])" office:value-type="float" office:value="1159.99999999985" calcext:value-type="float">
            <text:p>1,1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9" calcext:value-type="float">
            <text:p>38349.0</text:p>
          </table:table-cell>
          <table:table-cell table:style-name="ce63" office:value-type="float" office:value="38370" calcext:value-type="float">
            <text:p>38370.0</text:p>
          </table:table-cell>
          <table:table-cell table:style-name="ce87" table:formula="of:=[.D83]*([.F83]-[.E83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40" calcext:value-type="float">
            <text:p>3844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4]*([.F84]-[.E84])" office:value-type="float" office:value="-14000" calcext:value-type="float">
            <text:p>-1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.8" calcext:value-type="float">
            <text:p>38369.8</text:p>
          </table:table-cell>
          <table:table-cell table:style-name="ce63" office:value-type="float" office:value="38420" calcext:value-type="float">
            <text:p>38420.0</text:p>
          </table:table-cell>
          <table:table-cell table:style-name="ce87" table:formula="of:=[.D85]*([.F85]-[.E85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38.8" calcext:value-type="float">
            <text:p>38338.8</text:p>
          </table:table-cell>
          <table:table-cell table:style-name="ce63" office:value-type="float" office:value="38350" calcext:value-type="float">
            <text:p>38350.0</text:p>
          </table:table-cell>
          <table:table-cell table:style-name="ce87" table:formula="of:=[.D86]*([.F86]-[.E86])" office:value-type="float" office:value="1119.99999999971" calcext:value-type="float">
            <text:p>1,1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8280" calcext:value-type="float">
            <text:p>2828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7]*([.F87]-[.E87])" office:value-type="float" office:value="1002000" calcext:value-type="float">
            <text:p>1,00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243.7" calcext:value-type="float">
            <text:p>38243.7</text:p>
          </table:table-cell>
          <table:table-cell table:style-name="ce87" table:formula="of:=[.D88]*([.F88]-[.E88])" office:value-type="float" office:value="4369.99999999971" calcext:value-type="float">
            <text:p>4,3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70" calcext:value-type="float">
            <text:p>38170.0</text:p>
          </table:table-cell>
          <table:table-cell table:style-name="ce63" office:value-type="float" office:value="38190.2" calcext:value-type="float">
            <text:p>38190.2</text:p>
          </table:table-cell>
          <table:table-cell table:style-name="ce87" table:formula="of:=[.D89]*([.F89]-[.E89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0]*([.F90]-[.E90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1]*([.F91]-[.E91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130.2" calcext:value-type="float">
            <text:p>38130.2</text:p>
          </table:table-cell>
          <table:table-cell table:style-name="ce87" table:formula="of:=[.D92]*([.F92]-[.E92])" office:value-type="float" office:value="-6980.00000000029" calcext:value-type="float">
            <text:p>-6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89.9" calcext:value-type="float">
            <text:p>38189.9</text:p>
          </table:table-cell>
          <table:table-cell table:style-name="ce63" office:value-type="float" office:value="38120" calcext:value-type="float">
            <text:p>38120.0</text:p>
          </table:table-cell>
          <table:table-cell table:style-name="ce87" table:formula="of:=[.D93]*([.F93]-[.E93])" office:value-type="float" office:value="-6990.00000000015" calcext:value-type="float">
            <text:p>-6,9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63" office:value-type="float" office:value="38020" calcext:value-type="float">
            <text:p>38020.0</text:p>
          </table:table-cell>
          <table:table-cell table:style-name="ce87" table:formula="of:=[.D94]*([.F94]-[.E9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960" calcext:value-type="float">
            <text:p>37960.0</text:p>
          </table:table-cell>
          <table:table-cell table:style-name="ce63" office:value-type="float" office:value="37980.2" calcext:value-type="float">
            <text:p>37980.2</text:p>
          </table:table-cell>
          <table:table-cell table:style-name="ce87" table:formula="of:=[.D95]*([.F95]-[.E95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87" table:formula="of:=[.D96]*([.F96]-[.E96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30" calcext:value-type="float">
            <text:p>38030.0</text:p>
          </table:table-cell>
          <table:table-cell table:style-name="ce87" table:formula="of:=[.D97]*([.F97]-[.E97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69.8" calcext:value-type="float">
            <text:p>38069.8</text:p>
          </table:table-cell>
          <table:table-cell table:style-name="ce63" office:value-type="float" office:value="38100" calcext:value-type="float">
            <text:p>38100.0</text:p>
          </table:table-cell>
          <table:table-cell table:style-name="ce87" table:formula="of:=[.D98]*([.F98]-[.E98])" office:value-type="float" office:value="3019.99999999971" calcext:value-type="float">
            <text:p>3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4" calcext:value-type="float">
            <text:p>19144.0</text:p>
          </table:table-cell>
          <table:table-cell table:style-name="ce63" office:value-type="float" office:value="19195" calcext:value-type="float">
            <text:p>19195.0</text:p>
          </table:table-cell>
          <table:table-cell table:style-name="ce87" table:formula="of:=[.D99]*([.F99]-[.E9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100]*([.F100]-[.E10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92" calcext:value-type="float">
            <text:p>19192.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87" table:formula="of:=[.D101]*([.F101]-[.E101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87" table:formula="of:=[.D102]*([.F102]-[.E1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103]*([.F103]-[.E103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66" calcext:value-type="float">
            <text:p>19166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04]*([.F104]-[.E104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63" office:value-type="float" office:value="18902" calcext:value-type="float">
            <text:p>18902.0</text:p>
          </table:table-cell>
          <table:table-cell table:style-name="ce87" table:formula="of:=[.D105]*([.F105]-[.E105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5" calcext:value-type="float">
            <text:p>18995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06]*([.F106]-[.E10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07]*([.F107]-[.E107])" office:value-type="float" office:value="-8500" calcext:value-type="float">
            <text:p>-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108]*([.F108]-[.E10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109]*([.F109]-[.E109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9" calcext:value-type="float">
            <text:p>1904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0]*([.F110]-[.E1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5" calcext:value-type="float">
            <text:p>19125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1]*([.F111]-[.E111])" office:value-type="float" office:value="-27500" calcext:value-type="float">
            <text:p>-2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2]*([.F112]-[.E112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13]*([.F113]-[.E113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4]*([.F114]-[.E114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5" calcext:value-type="float">
            <text:p>19135.0</text:p>
          </table:table-cell>
          <table:table-cell table:style-name="ce63" office:value-type="float" office:value="19155" calcext:value-type="float">
            <text:p>19155.0</text:p>
          </table:table-cell>
          <table:table-cell table:style-name="ce87" table:formula="of:=[.D115]*([.F115]-[.E11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9" calcext:value-type="float">
            <text:p>1914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6]*([.F116]-[.E116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4" calcext:value-type="float">
            <text:p>19094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7]*([.F117]-[.E117])" office:value-type="float" office:value="-24400" calcext:value-type="float">
            <text:p>-2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18]*([.F118]-[.E11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6.5" calcext:value-type="float">
            <text:p>18996.5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9]*([.F119]-[.E119])" office:value-type="float" office:value="-14650" calcext:value-type="float">
            <text:p>-14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3.5" calcext:value-type="float">
            <text:p>18913.5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20]*([.F120]-[.E120])" office:value-type="float" office:value="-13350" calcext:value-type="float">
            <text:p>-13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87" table:formula="of:=[.D121]*([.F121]-[.E121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4" calcext:value-type="float">
            <text:p>18814.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87" table:formula="of:=[.D122]*([.F122]-[.E122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2.5" calcext:value-type="float">
            <text:p>18812.5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87" table:formula="of:=[.D123]*([.F123]-[.E123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9.5" calcext:value-type="float">
            <text:p>18829.5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24]*([.F124]-[.E124])" office:value-type="float" office:value="-7950" calcext:value-type="float">
            <text:p>-7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08" calcext:value-type="float">
            <text:p>18808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25]*([.F125]-[.E125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26]*([.F126]-[.E126])" office:value-type="float" office:value="-6000" calcext:value-type="float">
            <text:p>-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87" table:formula="of:=[.D127]*([.F127]-[.E127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63" office:value-type="float" office:value="18605.5" calcext:value-type="float">
            <text:p>18605.5</text:p>
          </table:table-cell>
          <table:table-cell table:style-name="ce87" table:formula="of:=[.D128]*([.F128]-[.E128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87" table:formula="of:=[.D129]*([.F129]-[.E12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1" calcext:value-type="float">
            <text:p>18721.0</text:p>
          </table:table-cell>
          <table:table-cell table:style-name="ce87" table:formula="of:=[.D130]*([.F130]-[.E130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63" office:value-type="float" office:value="18673" calcext:value-type="float">
            <text:p>18673.0</text:p>
          </table:table-cell>
          <table:table-cell table:style-name="ce87" table:formula="of:=[.D131]*([.F131]-[.E131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1" calcext:value-type="float">
            <text:p>18641.0</text:p>
          </table:table-cell>
          <table:table-cell table:style-name="ce87" table:formula="of:=[.D132]*([.F132]-[.E132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0" calcext:value-type="float">
            <text:p>18540.0</text:p>
          </table:table-cell>
          <table:table-cell table:style-name="ce63" office:value-type="float" office:value="18565.5" calcext:value-type="float">
            <text:p>18565.5</text:p>
          </table:table-cell>
          <table:table-cell table:style-name="ce87" table:formula="of:=[.D133]*([.F133]-[.E133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34]*([.F134]-[.E13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135]*([.F135]-[.E13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65" calcext:value-type="float">
            <text:p>18565.0</text:p>
          </table:table-cell>
          <table:table-cell table:style-name="ce87" table:formula="of:=[.D136]*([.F136]-[.E136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91.5" calcext:value-type="float">
            <text:p>18591.5</text:p>
          </table:table-cell>
          <table:table-cell table:style-name="ce87" table:formula="of:=[.D137]*([.F137]-[.E137])" office:value-type="float" office:value="9150" calcext:value-type="float">
            <text:p>9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72" calcext:value-type="float">
            <text:p>18572.0</text:p>
          </table:table-cell>
          <table:table-cell table:style-name="ce87" table:formula="of:=[.D138]*([.F138]-[.E138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6" calcext:value-type="float">
            <text:p>18556.0</text:p>
          </table:table-cell>
          <table:table-cell table:style-name="ce87" table:formula="of:=[.D139]*([.F139]-[.E139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140]*([.F140]-[.E140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141]*([.F141]-[.E141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63" office:value-type="float" office:value="18606.5" calcext:value-type="float">
            <text:p>18606.5</text:p>
          </table:table-cell>
          <table:table-cell table:style-name="ce87" table:formula="of:=[.D142]*([.F142]-[.E142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31.5" calcext:value-type="float">
            <text:p>18531.5</text:p>
          </table:table-cell>
          <table:table-cell table:style-name="ce87" table:formula="of:=[.D143]*([.F143]-[.E143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475" calcext:value-type="float">
            <text:p>18475.0</text:p>
          </table:table-cell>
          <table:table-cell table:style-name="ce87" table:formula="of:=[.D144]*([.F144]-[.E14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47" calcext:value-type="float">
            <text:p>16947.0</text:p>
          </table:table-cell>
          <table:table-cell table:style-name="ce63" office:value-type="float" office:value="16990" calcext:value-type="float">
            <text:p>16990.0</text:p>
          </table:table-cell>
          <table:table-cell table:style-name="ce87" table:formula="of:=[.D145]*([.F145]-[.E145])" office:value-type="float" office:value="4300" calcext:value-type="float">
            <text:p>4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30" calcext:value-type="float">
            <text:p>17230.0</text:p>
          </table:table-cell>
          <table:table-cell table:style-name="ce63" office:value-type="float" office:value="17270" calcext:value-type="float">
            <text:p>17270.0</text:p>
          </table:table-cell>
          <table:table-cell table:style-name="ce87" table:formula="of:=[.D146]*([.F146]-[.E146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00" calcext:value-type="float">
            <text:p>17200.0</text:p>
          </table:table-cell>
          <table:table-cell table:style-name="ce63" office:value-type="float" office:value="17240" calcext:value-type="float">
            <text:p>17240.0</text:p>
          </table:table-cell>
          <table:table-cell table:style-name="ce87" table:formula="of:=[.D147]*([.F147]-[.E147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19" calcext:value-type="float">
            <text:p>17219.0</text:p>
          </table:table-cell>
          <table:table-cell table:style-name="ce63" office:value-type="float" office:value="17260" calcext:value-type="float">
            <text:p>17260.0</text:p>
          </table:table-cell>
          <table:table-cell table:style-name="ce87" table:formula="of:=[.D148]*([.F148]-[.E148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93" calcext:value-type="float">
            <text:p>17293.0</text:p>
          </table:table-cell>
          <table:table-cell table:style-name="ce63" office:value-type="float" office:value="17335" calcext:value-type="float">
            <text:p>17335.0</text:p>
          </table:table-cell>
          <table:table-cell table:style-name="ce87" table:formula="of:=[.D149]*([.F149]-[.E149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8" calcext:value-type="float">
            <text:p>17348.0</text:p>
          </table:table-cell>
          <table:table-cell table:style-name="ce63" office:value-type="float" office:value="17350" calcext:value-type="float">
            <text:p>17350.0</text:p>
          </table:table-cell>
          <table:table-cell table:style-name="ce87" table:formula="of:=[.D150]*([.F150]-[.E150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68" calcext:value-type="float">
            <text:p>17468.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151]*([.F151]-[.E151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18" calcext:value-type="float">
            <text:p>17518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52]*([.F152]-[.E152])" office:value-type="float" office:value="-11800" calcext:value-type="float">
            <text:p>-1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81" calcext:value-type="float">
            <text:p>17581.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87" table:formula="of:=[.D153]*([.F153]-[.E15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60" calcext:value-type="float">
            <text:p>17660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54]*([.F154]-[.E154])" office:value-type="float" office:value="-26000" calcext:value-type="float">
            <text:p>-2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98.5" calcext:value-type="float">
            <text:p>17498.5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87" table:formula="of:=[.D155]*([.F155]-[.E155])" office:value-type="float" office:value="10150" calcext:value-type="float">
            <text:p>10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63" office:value-type="float" office:value="17610" calcext:value-type="float">
            <text:p>17610.0</text:p>
          </table:table-cell>
          <table:table-cell table:style-name="ce87" table:formula="of:=[.D156]*([.F156]-[.E156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0" calcext:value-type="float">
            <text:p>17450.0</text:p>
          </table:table-cell>
          <table:table-cell table:style-name="ce63" office:value-type="float" office:value="17485" calcext:value-type="float">
            <text:p>17485.0</text:p>
          </table:table-cell>
          <table:table-cell table:style-name="ce87" table:formula="of:=[.D157]*([.F157]-[.E157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10" calcext:value-type="float">
            <text:p>17410.0</text:p>
          </table:table-cell>
          <table:table-cell table:style-name="ce63" office:value-type="float" office:value="17431" calcext:value-type="float">
            <text:p>17431.0</text:p>
          </table:table-cell>
          <table:table-cell table:style-name="ce87" table:formula="of:=[.D158]*([.F158]-[.E15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0" calcext:value-type="float">
            <text:p>17360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59]*([.F159]-[.E15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0" calcext:value-type="float">
            <text:p>17360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60]*([.F160]-[.E160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5" calcext:value-type="float">
            <text:p>17365.0</text:p>
          </table:table-cell>
          <table:table-cell table:style-name="ce63" office:value-type="float" office:value="17407" calcext:value-type="float">
            <text:p>17407.0</text:p>
          </table:table-cell>
          <table:table-cell table:style-name="ce87" table:formula="of:=[.D161]*([.F161]-[.E161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80" calcext:value-type="float">
            <text:p>17280.0</text:p>
          </table:table-cell>
          <table:table-cell table:style-name="ce63" office:value-type="float" office:value="17300.5" calcext:value-type="float">
            <text:p>17300.5</text:p>
          </table:table-cell>
          <table:table-cell table:style-name="ce87" table:formula="of:=[.D162]*([.F162]-[.E162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15" calcext:value-type="float">
            <text:p>17315.0</text:p>
          </table:table-cell>
          <table:table-cell table:style-name="ce63" office:value-type="float" office:value="17337.5" calcext:value-type="float">
            <text:p>17337.5</text:p>
          </table:table-cell>
          <table:table-cell table:style-name="ce87" table:formula="of:=[.D163]*([.F163]-[.E163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344" calcext:value-type="float">
            <text:p>17344.0</text:p>
          </table:table-cell>
          <table:table-cell table:style-name="ce87" table:formula="of:=[.D164]*([.F164]-[.E164])" office:value-type="float" office:value="-7600" calcext:value-type="float">
            <text:p>-7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61" calcext:value-type="float">
            <text:p>17461.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87" table:formula="of:=[.D165]*([.F165]-[.E165])" office:value-type="float" office:value="-12100" calcext:value-type="float">
            <text:p>-1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3" calcext:value-type="float">
            <text:p>17423.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87" table:formula="of:=[.D166]*([.F166]-[.E166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10" calcext:value-type="float">
            <text:p>17310.0</text:p>
          </table:table-cell>
          <table:table-cell table:style-name="ce63" office:value-type="float" office:value="17333" calcext:value-type="float">
            <text:p>17333.0</text:p>
          </table:table-cell>
          <table:table-cell table:style-name="ce87" table:formula="of:=[.D167]*([.F167]-[.E167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00" calcext:value-type="float">
            <text:p>17300.0</text:p>
          </table:table-cell>
          <table:table-cell table:style-name="ce63" office:value-type="float" office:value="17318" calcext:value-type="float">
            <text:p>17318.0</text:p>
          </table:table-cell>
          <table:table-cell table:style-name="ce87" table:formula="of:=[.D168]*([.F168]-[.E168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0" calcext:value-type="float">
            <text:p>17440.0</text:p>
          </table:table-cell>
          <table:table-cell table:style-name="ce63" office:value-type="float" office:value="17356" calcext:value-type="float">
            <text:p>17356.0</text:p>
          </table:table-cell>
          <table:table-cell table:style-name="ce87" table:formula="of:=[.D169]*([.F169]-[.E16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5" calcext:value-type="float">
            <text:p>17405.0</text:p>
          </table:table-cell>
          <table:table-cell table:style-name="ce63" office:value-type="float" office:value="17426" calcext:value-type="float">
            <text:p>17426.0</text:p>
          </table:table-cell>
          <table:table-cell table:style-name="ce87" table:formula="of:=[.D170]*([.F170]-[.E170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36" calcext:value-type="float">
            <text:p>17436.0</text:p>
          </table:table-cell>
          <table:table-cell table:style-name="ce63" office:value-type="float" office:value="17460" calcext:value-type="float">
            <text:p>17460.0</text:p>
          </table:table-cell>
          <table:table-cell table:style-name="ce87" table:formula="of:=[.D171]*([.F171]-[.E171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4" calcext:value-type="float">
            <text:p>17454.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172]*([.F172]-[.E172])" office:value-type="float" office:value="4600" calcext:value-type="float">
            <text:p>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70" calcext:value-type="float">
            <text:p>17470.0</text:p>
          </table:table-cell>
          <table:table-cell table:style-name="ce63" office:value-type="float" office:value="17620" calcext:value-type="float">
            <text:p>17620.0</text:p>
          </table:table-cell>
          <table:table-cell table:style-name="ce87" table:formula="of:=[.D173]*([.F173]-[.E173])" office:value-type="float" office:value="15000" calcext:value-type="float">
            <text:p>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63" office:value-type="float" office:value="17460" calcext:value-type="float">
            <text:p>17460.0</text:p>
          </table:table-cell>
          <table:table-cell table:style-name="ce87" table:formula="of:=[.D174]*([.F174]-[.E174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1.5" calcext:value-type="float">
            <text:p>17441.5</text:p>
          </table:table-cell>
          <table:table-cell table:style-name="ce87" table:formula="of:=[.D175]*([.F175]-[.E175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95" calcext:value-type="float">
            <text:p>17395.0</text:p>
          </table:table-cell>
          <table:table-cell table:style-name="ce63" office:value-type="float" office:value="17415" calcext:value-type="float">
            <text:p>17415.0</text:p>
          </table:table-cell>
          <table:table-cell table:style-name="ce87" table:formula="of:=[.D176]*([.F176]-[.E176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77]*([.F177]-[.E177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63" office:value-type="float" office:value="17362" calcext:value-type="float">
            <text:p>17362.0</text:p>
          </table:table-cell>
          <table:table-cell table:style-name="ce87" table:formula="of:=[.D178]*([.F178]-[.E178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63" office:value-type="float" office:value="17365.5" calcext:value-type="float">
            <text:p>17365.5</text:p>
          </table:table-cell>
          <table:table-cell table:style-name="ce87" table:formula="of:=[.D179]*([.F179]-[.E179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80]*([.F180]-[.E180])" office:value-type="float" office:value="-24500" calcext:value-type="float">
            <text:p>-2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361" calcext:value-type="float">
            <text:p>17361.0</text:p>
          </table:table-cell>
          <table:table-cell table:style-name="ce87" table:formula="of:=[.D181]*([.F181]-[.E181])" office:value-type="float" office:value="-26400" calcext:value-type="float">
            <text:p>-2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63" office:value-type="float" office:value="17401.5" calcext:value-type="float">
            <text:p>17401.5</text:p>
          </table:table-cell>
          <table:table-cell table:style-name="ce87" table:formula="of:=[.D182]*([.F182]-[.E182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10" calcext:value-type="float">
            <text:p>17410.0</text:p>
          </table:table-cell>
          <table:table-cell table:style-name="ce87" table:formula="of:=[.D183]*([.F183]-[.E183])" office:value-type="float" office:value="-21500" calcext:value-type="float">
            <text:p>-2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0" calcext:value-type="float">
            <text:p>17440.0</text:p>
          </table:table-cell>
          <table:table-cell table:style-name="ce87" table:formula="of:=[.D184]*([.F184]-[.E18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90" calcext:value-type="float">
            <text:p>17490.0</text:p>
          </table:table-cell>
          <table:table-cell table:style-name="ce63" office:value-type="float" office:value="17510" calcext:value-type="float">
            <text:p>17510.0</text:p>
          </table:table-cell>
          <table:table-cell table:style-name="ce87" table:formula="of:=[.D185]*([.F185]-[.E18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85" calcext:value-type="float">
            <text:p>17485.0</text:p>
          </table:table-cell>
          <table:table-cell table:style-name="ce63" office:value-type="float" office:value="17505.5" calcext:value-type="float">
            <text:p>17505.5</text:p>
          </table:table-cell>
          <table:table-cell table:style-name="ce87" table:formula="of:=[.D186]*([.F186]-[.E186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10" calcext:value-type="float">
            <text:p>17510.0</text:p>
          </table:table-cell>
          <table:table-cell table:style-name="ce63" office:value-type="float" office:value="17456" calcext:value-type="float">
            <text:p>17456.0</text:p>
          </table:table-cell>
          <table:table-cell table:style-name="ce87" table:formula="of:=[.D187]*([.F187]-[.E187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75" calcext:value-type="float">
            <text:p>17475.0</text:p>
          </table:table-cell>
          <table:table-cell table:style-name="ce63" office:value-type="float" office:value="17495" calcext:value-type="float">
            <text:p>17495.0</text:p>
          </table:table-cell>
          <table:table-cell table:style-name="ce87" table:formula="of:=[.D188]*([.F188]-[.E188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5" calcext:value-type="float">
            <text:p>17445.0</text:p>
          </table:table-cell>
          <table:table-cell table:style-name="ce63" office:value-type="float" office:value="17465" calcext:value-type="float">
            <text:p>17465.0</text:p>
          </table:table-cell>
          <table:table-cell table:style-name="ce87" table:formula="of:=[.D189]*([.F189]-[.E18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2.5" calcext:value-type="float">
            <text:p>17442.5</text:p>
          </table:table-cell>
          <table:table-cell table:style-name="ce87" table:formula="of:=[.D190]*([.F190]-[.E190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25" calcext:value-type="float">
            <text:p>17425.0</text:p>
          </table:table-cell>
          <table:table-cell table:style-name="ce87" table:formula="of:=[.D191]*([.F191]-[.E191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36" calcext:value-type="float">
            <text:p>17436.0</text:p>
          </table:table-cell>
          <table:table-cell table:style-name="ce87" table:formula="of:=[.D192]*([.F192]-[.E192])" office:value-type="float" office:value="-18900" calcext:value-type="float">
            <text:p>-1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5" calcext:value-type="float">
            <text:p>17445.0</text:p>
          </table:table-cell>
          <table:table-cell table:style-name="ce63" office:value-type="float" office:value="17466.5" calcext:value-type="float">
            <text:p>17466.5</text:p>
          </table:table-cell>
          <table:table-cell table:style-name="ce87" table:formula="of:=[.D193]*([.F193]-[.E193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80.5" calcext:value-type="float">
            <text:p>17480.5</text:p>
          </table:table-cell>
          <table:table-cell table:style-name="ce87" table:formula="of:=[.D194]*([.F194]-[.E194])" office:value-type="float" office:value="-14450" calcext:value-type="float">
            <text:p>-14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522" calcext:value-type="float">
            <text:p>17522.0</text:p>
          </table:table-cell>
          <table:table-cell table:style-name="ce87" table:formula="of:=[.D195]*([.F195]-[.E195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40" calcext:value-type="float">
            <text:p>17540.0</text:p>
          </table:table-cell>
          <table:table-cell table:style-name="ce63" office:value-type="float" office:value="17560" calcext:value-type="float">
            <text:p>17560.0</text:p>
          </table:table-cell>
          <table:table-cell table:style-name="ce87" table:formula="of:=[.D196]*([.F196]-[.E196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75" calcext:value-type="float">
            <text:p>17575.0</text:p>
          </table:table-cell>
          <table:table-cell table:style-name="ce63" office:value-type="float" office:value="17597" calcext:value-type="float">
            <text:p>17597.0</text:p>
          </table:table-cell>
          <table:table-cell table:style-name="ce87" table:formula="of:=[.D197]*([.F197]-[.E197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18.5" calcext:value-type="float">
            <text:p>17418.5</text:p>
          </table:table-cell>
          <table:table-cell table:style-name="ce63" office:value-type="float" office:value="17460" calcext:value-type="float">
            <text:p>17460.0</text:p>
          </table:table-cell>
          <table:table-cell table:style-name="ce87" table:formula="of:=[.D198]*([.F198]-[.E198])" office:value-type="float" office:value="4150" calcext:value-type="float">
            <text:p>4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20" calcext:value-type="float">
            <text:p>17520.0</text:p>
          </table:table-cell>
          <table:table-cell table:style-name="ce63" office:value-type="float" office:value="17450" calcext:value-type="float">
            <text:p>17450.0</text:p>
          </table:table-cell>
          <table:table-cell table:style-name="ce87" table:formula="of:=[.D199]*([.F199]-[.E199])" office:value-type="float" office:value="-7000" calcext:value-type="float">
            <text:p>-7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90" calcext:value-type="float">
            <text:p>17390.0</text:p>
          </table:table-cell>
          <table:table-cell table:style-name="ce63" office:value-type="float" office:value="17414" calcext:value-type="float">
            <text:p>17414.0</text:p>
          </table:table-cell>
          <table:table-cell table:style-name="ce87" table:formula="of:=[.D200]*([.F200]-[.E200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5" calcext:value-type="float">
            <text:p>17405.0</text:p>
          </table:table-cell>
          <table:table-cell table:style-name="ce63" office:value-type="float" office:value="17425" calcext:value-type="float">
            <text:p>17425.0</text:p>
          </table:table-cell>
          <table:table-cell table:style-name="ce87" table:formula="of:=[.D201]*([.F201]-[.E201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75" calcext:value-type="float">
            <text:p>17575.0</text:p>
          </table:table-cell>
          <table:table-cell table:style-name="ce63" office:value-type="float" office:value="17599" calcext:value-type="float">
            <text:p>17599.0</text:p>
          </table:table-cell>
          <table:table-cell table:style-name="ce87" table:formula="of:=[.D202]*([.F202]-[.E20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90" calcext:value-type="float">
            <text:p>17590.0</text:p>
          </table:table-cell>
          <table:table-cell table:style-name="ce63" office:value-type="float" office:value="17630" calcext:value-type="float">
            <text:p>17630.0</text:p>
          </table:table-cell>
          <table:table-cell table:style-name="ce87" table:formula="of:=[.D203]*([.F203]-[.E20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10" calcext:value-type="float">
            <text:p>17610.0</text:p>
          </table:table-cell>
          <table:table-cell table:style-name="ce63" office:value-type="float" office:value="17630" calcext:value-type="float">
            <text:p>17630.0</text:p>
          </table:table-cell>
          <table:table-cell table:style-name="ce87" table:formula="of:=[.D204]*([.F204]-[.E20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54" calcext:value-type="float">
            <text:p>17654.0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87" table:formula="of:=[.D205]*([.F205]-[.E205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9" calcext:value-type="float">
            <text:p>17629.0</text:p>
          </table:table-cell>
          <table:table-cell table:style-name="ce63" office:value-type="float" office:value="17550" calcext:value-type="float">
            <text:p>17550.0</text:p>
          </table:table-cell>
          <table:table-cell table:style-name="ce87" table:formula="of:=[.D206]*([.F206]-[.E206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66.5" calcext:value-type="float">
            <text:p>17566.5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207]*([.F207]-[.E207])" office:value-type="float" office:value="-6650" calcext:value-type="float">
            <text:p>-6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67.5" calcext:value-type="float">
            <text:p>17467.5</text:p>
          </table:table-cell>
          <table:table-cell table:style-name="ce63" office:value-type="float" office:value="17510" calcext:value-type="float">
            <text:p>17510.0</text:p>
          </table:table-cell>
          <table:table-cell table:style-name="ce87" table:formula="of:=[.D208]*([.F208]-[.E208])" office:value-type="float" office:value="4250" calcext:value-type="float">
            <text:p>4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15" calcext:value-type="float">
            <text:p>17515.0</text:p>
          </table:table-cell>
          <table:table-cell table:style-name="ce63" office:value-type="float" office:value="17430" calcext:value-type="float">
            <text:p>17430.0</text:p>
          </table:table-cell>
          <table:table-cell table:style-name="ce87" table:formula="of:=[.D209]*([.F209]-[.E209])" office:value-type="float" office:value="-8500" calcext:value-type="float">
            <text:p>-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5" calcext:value-type="float">
            <text:p>17405.0</text:p>
          </table:table-cell>
          <table:table-cell table:style-name="ce63" office:value-type="float" office:value="17427" calcext:value-type="float">
            <text:p>17427.0</text:p>
          </table:table-cell>
          <table:table-cell table:style-name="ce87" table:formula="of:=[.D210]*([.F210]-[.E210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63" office:value-type="float" office:value="17335" calcext:value-type="float">
            <text:p>17335.0</text:p>
          </table:table-cell>
          <table:table-cell table:style-name="ce87" table:formula="of:=[.D211]*([.F211]-[.E211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50" calcext:value-type="float">
            <text:p>17350.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87" table:formula="of:=[.D212]*([.F212]-[.E212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50" calcext:value-type="float">
            <text:p>17350.0</text:p>
          </table:table-cell>
          <table:table-cell table:style-name="ce63" office:value-type="float" office:value="17280" calcext:value-type="float">
            <text:p>17280.0</text:p>
          </table:table-cell>
          <table:table-cell table:style-name="ce87" table:formula="of:=[.D213]*([.F213]-[.E213])" office:value-type="float" office:value="-7000" calcext:value-type="float">
            <text:p>-7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6.5" calcext:value-type="float">
            <text:p>17406.5</text:p>
          </table:table-cell>
          <table:table-cell table:style-name="ce63" office:value-type="float" office:value="17450" calcext:value-type="float">
            <text:p>17450.0</text:p>
          </table:table-cell>
          <table:table-cell table:style-name="ce87" table:formula="of:=[.D214]*([.F214]-[.E214])" office:value-type="float" office:value="4350" calcext:value-type="float">
            <text:p>4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0.5" calcext:value-type="float">
            <text:p>17450.5</text:p>
          </table:table-cell>
          <table:table-cell table:style-name="ce63" office:value-type="float" office:value="17495" calcext:value-type="float">
            <text:p>17495.0</text:p>
          </table:table-cell>
          <table:table-cell table:style-name="ce87" table:formula="of:=[.D215]*([.F215]-[.E215])" office:value-type="float" office:value="4450" calcext:value-type="float">
            <text:p>4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2" calcext:value-type="float">
            <text:p>17452.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216]*([.F216]-[.E216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05" calcext:value-type="float">
            <text:p>17505.0</text:p>
          </table:table-cell>
          <table:table-cell table:style-name="ce63" office:value-type="float" office:value="17528" calcext:value-type="float">
            <text:p>17528.0</text:p>
          </table:table-cell>
          <table:table-cell table:style-name="ce87" table:formula="of:=[.D217]*([.F217]-[.E217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8" calcext:value-type="float">
            <text:p>17428.0</text:p>
          </table:table-cell>
          <table:table-cell table:style-name="ce63" office:value-type="float" office:value="17430" calcext:value-type="float">
            <text:p>17430.0</text:p>
          </table:table-cell>
          <table:table-cell table:style-name="ce87" table:formula="of:=[.D218]*([.F218]-[.E218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8" calcext:value-type="float">
            <text:p>17448.0</text:p>
          </table:table-cell>
          <table:table-cell table:style-name="ce63" office:value-type="float" office:value="17490" calcext:value-type="float">
            <text:p>17490.0</text:p>
          </table:table-cell>
          <table:table-cell table:style-name="ce87" table:formula="of:=[.D219]*([.F219]-[.E219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80" calcext:value-type="float">
            <text:p>17580.0</text:p>
          </table:table-cell>
          <table:table-cell table:style-name="ce63" office:value-type="float" office:value="17509.5" calcext:value-type="float">
            <text:p>17509.5</text:p>
          </table:table-cell>
          <table:table-cell table:style-name="ce87" table:formula="of:=[.D220]*([.F220]-[.E220])" office:value-type="float" office:value="-7050" calcext:value-type="float">
            <text:p>-7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11" calcext:value-type="float">
            <text:p>17611.0</text:p>
          </table:table-cell>
          <table:table-cell table:style-name="ce63" office:value-type="float" office:value="17520" calcext:value-type="float">
            <text:p>17520.0</text:p>
          </table:table-cell>
          <table:table-cell table:style-name="ce87" table:formula="of:=[.D221]*([.F221]-[.E221])" office:value-type="float" office:value="-9100" calcext:value-type="float">
            <text:p>-9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62.5" calcext:value-type="float">
            <text:p>17562.5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87" table:formula="of:=[.D222]*([.F222]-[.E22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020" calcext:value-type="float">
            <text:p>36020.0</text:p>
          </table:table-cell>
          <table:table-cell table:style-name="ce63" office:value-type="float" office:value="36040.8" calcext:value-type="float">
            <text:p>36040.8</text:p>
          </table:table-cell>
          <table:table-cell table:style-name="ce87" table:formula="of:=[.D223]*([.F223]-[.E223])" office:value-type="float" office:value="2080.00000000029" calcext:value-type="float">
            <text:p>2,0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135.3" calcext:value-type="float">
            <text:p>36135.3</text:p>
          </table:table-cell>
          <table:table-cell table:style-name="ce63" office:value-type="float" office:value="36150" calcext:value-type="float">
            <text:p>36150.0</text:p>
          </table:table-cell>
          <table:table-cell table:style-name="ce87" table:formula="of:=[.D224]*([.F224]-[.E224])" office:value-type="float" office:value="1469.99999999971" calcext:value-type="float">
            <text:p>1,4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160" calcext:value-type="float">
            <text:p>36160.0</text:p>
          </table:table-cell>
          <table:table-cell table:style-name="ce63" office:value-type="float" office:value="36200" calcext:value-type="float">
            <text:p>36200.0</text:p>
          </table:table-cell>
          <table:table-cell table:style-name="ce87" table:formula="of:=[.D225]*([.F225]-[.E225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266.3" calcext:value-type="float">
            <text:p>36266.3</text:p>
          </table:table-cell>
          <table:table-cell table:style-name="ce63" office:value-type="float" office:value="36310" calcext:value-type="float">
            <text:p>36310.0</text:p>
          </table:table-cell>
          <table:table-cell table:style-name="ce87" table:formula="of:=[.D226]*([.F226]-[.E226])" office:value-type="float" office:value="4369.99999999971" calcext:value-type="float">
            <text:p>4,3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295.7" calcext:value-type="float">
            <text:p>36295.7</text:p>
          </table:table-cell>
          <table:table-cell table:style-name="ce63" office:value-type="float" office:value="36230" calcext:value-type="float">
            <text:p>36230.0</text:p>
          </table:table-cell>
          <table:table-cell table:style-name="ce87" table:formula="of:=[.D227]*([.F227]-[.E227])" office:value-type="float" office:value="-6569.99999999971" calcext:value-type="float">
            <text:p>-6,5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63" office:value-type="float" office:value="36393" calcext:value-type="float">
            <text:p>36393.0</text:p>
          </table:table-cell>
          <table:table-cell table:style-name="ce87" table:formula="of:=[.D228]*([.F228]-[.E228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19.5" calcext:value-type="float">
            <text:p>36319.5</text:p>
          </table:table-cell>
          <table:table-cell table:style-name="ce63" office:value-type="float" office:value="36330" calcext:value-type="float">
            <text:p>36330.0</text:p>
          </table:table-cell>
          <table:table-cell table:style-name="ce87" table:formula="of:=[.D229]*([.F229]-[.E229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57.8" calcext:value-type="float">
            <text:p>36357.8</text:p>
          </table:table-cell>
          <table:table-cell table:style-name="ce63" office:value-type="float" office:value="36400" calcext:value-type="float">
            <text:p>36400.0</text:p>
          </table:table-cell>
          <table:table-cell table:style-name="ce87" table:formula="of:=[.D230]*([.F230]-[.E230])" office:value-type="float" office:value="4219.99999999971" calcext:value-type="float">
            <text:p>4,2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60" calcext:value-type="float">
            <text:p>36460.0</text:p>
          </table:table-cell>
          <table:table-cell table:style-name="ce63" office:value-type="float" office:value="36485.9" calcext:value-type="float">
            <text:p>36485.9</text:p>
          </table:table-cell>
          <table:table-cell table:style-name="ce87" table:formula="of:=[.D231]*([.F231]-[.E231])" office:value-type="float" office:value="2590.00000000015" calcext:value-type="float">
            <text:p>2,5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70" calcext:value-type="float">
            <text:p>36570.0</text:p>
          </table:table-cell>
          <table:table-cell table:style-name="ce63" office:value-type="float" office:value="36590.6" calcext:value-type="float">
            <text:p>36590.6</text:p>
          </table:table-cell>
          <table:table-cell table:style-name="ce87" table:formula="of:=[.D232]*([.F232]-[.E232])" office:value-type="float" office:value="2059.99999999985" calcext:value-type="float">
            <text:p>2,0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10" calcext:value-type="float">
            <text:p>36510.0</text:p>
          </table:table-cell>
          <table:table-cell table:style-name="ce63" office:value-type="float" office:value="36530.3" calcext:value-type="float">
            <text:p>36530.3</text:p>
          </table:table-cell>
          <table:table-cell table:style-name="ce87" table:formula="of:=[.D233]*([.F233]-[.E233])" office:value-type="float" office:value="2030.00000000029" calcext:value-type="float">
            <text:p>2,0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690" calcext:value-type="float">
            <text:p>36690.0</text:p>
          </table:table-cell>
          <table:table-cell table:style-name="ce63" office:value-type="float" office:value="36711.3" calcext:value-type="float">
            <text:p>36711.3</text:p>
          </table:table-cell>
          <table:table-cell table:style-name="ce87" table:formula="of:=[.D234]*([.F234]-[.E234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600" calcext:value-type="float">
            <text:p>36600.0</text:p>
          </table:table-cell>
          <table:table-cell table:style-name="ce63" office:value-type="float" office:value="36625.8" calcext:value-type="float">
            <text:p>36625.8</text:p>
          </table:table-cell>
          <table:table-cell table:style-name="ce87" table:formula="of:=[.D235]*([.F235]-[.E235])" office:value-type="float" office:value="2580.00000000029" calcext:value-type="float">
            <text:p>2,5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76.7" calcext:value-type="float">
            <text:p>36576.7</text:p>
          </table:table-cell>
          <table:table-cell table:style-name="ce63" office:value-type="float" office:value="36380" calcext:value-type="float">
            <text:p>36380.0</text:p>
          </table:table-cell>
          <table:table-cell table:style-name="ce87" table:formula="of:=[.D236]*([.F236]-[.E236])" office:value-type="float" office:value="-19669.9999999997" calcext:value-type="float">
            <text:p>-19,6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38" calcext:value-type="float">
            <text:p>36438.0</text:p>
          </table:table-cell>
          <table:table-cell table:style-name="ce63" office:value-type="float" office:value="36320" calcext:value-type="float">
            <text:p>36320.0</text:p>
          </table:table-cell>
          <table:table-cell table:style-name="ce87" table:formula="of:=[.D237]*([.F237]-[.E237])" office:value-type="float" office:value="-11800" calcext:value-type="float">
            <text:p>-1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24.9" calcext:value-type="float">
            <text:p>36324.9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87" table:formula="of:=[.D238]*([.F238]-[.E238])" office:value-type="float" office:value="4509.99999999985" calcext:value-type="float">
            <text:p>4,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46.4" calcext:value-type="float">
            <text:p>36346.4</text:p>
          </table:table-cell>
          <table:table-cell table:style-name="ce63" office:value-type="float" office:value="36390" calcext:value-type="float">
            <text:p>36390.0</text:p>
          </table:table-cell>
          <table:table-cell table:style-name="ce87" table:formula="of:=[.D239]*([.F239]-[.E239])" office:value-type="float" office:value="4359.99999999985" calcext:value-type="float">
            <text:p>4,3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89.7" calcext:value-type="float">
            <text:p>36389.7</text:p>
          </table:table-cell>
          <table:table-cell table:style-name="ce63" office:value-type="float" office:value="36450" calcext:value-type="float">
            <text:p>36450.0</text:p>
          </table:table-cell>
          <table:table-cell table:style-name="ce87" table:formula="of:=[.D240]*([.F240]-[.E240])" office:value-type="float" office:value="6030.00000000029" calcext:value-type="float">
            <text:p>6,0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19.5" calcext:value-type="float">
            <text:p>36419.5</text:p>
          </table:table-cell>
          <table:table-cell table:style-name="ce63" office:value-type="float" office:value="36450" calcext:value-type="float">
            <text:p>36450.0</text:p>
          </table:table-cell>
          <table:table-cell table:style-name="ce87" table:formula="of:=[.D241]*([.F241]-[.E241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54.9" calcext:value-type="float">
            <text:p>36454.9</text:p>
          </table:table-cell>
          <table:table-cell table:style-name="ce63" office:value-type="float" office:value="36460" calcext:value-type="float">
            <text:p>36460.0</text:p>
          </table:table-cell>
          <table:table-cell table:style-name="ce87" table:formula="of:=[.D242]*([.F242]-[.E242])" office:value-type="float" office:value="509.999999999855" calcext:value-type="float">
            <text:p>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46.6" calcext:value-type="float">
            <text:p>36446.6</text:p>
          </table:table-cell>
          <table:table-cell table:style-name="ce63" office:value-type="float" office:value="36380" calcext:value-type="float">
            <text:p>36380.0</text:p>
          </table:table-cell>
          <table:table-cell table:style-name="ce87" table:formula="of:=[.D243]*([.F243]-[.E243])" office:value-type="float" office:value="-6659.99999999985" calcext:value-type="float">
            <text:p>-6,6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50" calcext:value-type="float">
            <text:p>36350.0</text:p>
          </table:table-cell>
          <table:table-cell table:style-name="ce63" office:value-type="float" office:value="36383.9" calcext:value-type="float">
            <text:p>36383.9</text:p>
          </table:table-cell>
          <table:table-cell table:style-name="ce87" table:formula="of:=[.D244]*([.F244]-[.E244])" office:value-type="float" office:value="3390.00000000015" calcext:value-type="float">
            <text:p>3,3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63" office:value-type="float" office:value="36340" calcext:value-type="float">
            <text:p>36340.0</text:p>
          </table:table-cell>
          <table:table-cell table:style-name="ce87" table:formula="of:=[.D245]*([.F245]-[.E245])" office:value-type="float" office:value="-3000" calcext:value-type="float">
            <text:p>-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10" calcext:value-type="float">
            <text:p>36310.0</text:p>
          </table:table-cell>
          <table:table-cell table:style-name="ce63" office:value-type="float" office:value="36345" calcext:value-type="float">
            <text:p>36345.0</text:p>
          </table:table-cell>
          <table:table-cell table:style-name="ce87" table:formula="of:=[.D246]*([.F246]-[.E24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63" office:value-type="float" office:value="36360.6" calcext:value-type="float">
            <text:p>36360.6</text:p>
          </table:table-cell>
          <table:table-cell table:style-name="ce87" table:formula="of:=[.D247]*([.F247]-[.E247])" office:value-type="float" office:value="-940.000000000146" calcext:value-type="float">
            <text:p>-9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68.6" calcext:value-type="float">
            <text:p>36368.6</text:p>
          </table:table-cell>
          <table:table-cell table:style-name="ce63" office:value-type="float" office:value="36400" calcext:value-type="float">
            <text:p>36400.0</text:p>
          </table:table-cell>
          <table:table-cell table:style-name="ce87" table:formula="of:=[.D248]*([.F248]-[.E248])" office:value-type="float" office:value="3140.00000000015" calcext:value-type="float">
            <text:p>3,1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05" calcext:value-type="float">
            <text:p>36405.0</text:p>
          </table:table-cell>
          <table:table-cell table:style-name="ce63" office:value-type="float" office:value="36450" calcext:value-type="float">
            <text:p>36450.0</text:p>
          </table:table-cell>
          <table:table-cell table:style-name="ce87" table:formula="of:=[.D249]*([.F249]-[.E249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64.9" calcext:value-type="float">
            <text:p>36464.9</text:p>
          </table:table-cell>
          <table:table-cell table:style-name="ce87" table:formula="of:=[.D250]*([.F250]-[.E250])" office:value-type="float" office:value="-5509.99999999985" calcext:value-type="float">
            <text:p>-5,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47.3" calcext:value-type="float">
            <text:p>36547.3</text:p>
          </table:table-cell>
          <table:table-cell table:style-name="ce63" office:value-type="float" office:value="36480" calcext:value-type="float">
            <text:p>36480.0</text:p>
          </table:table-cell>
          <table:table-cell table:style-name="ce87" table:formula="of:=[.D251]*([.F251]-[.E251])" office:value-type="float" office:value="-6730.00000000029" calcext:value-type="float">
            <text:p>-6,7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91" calcext:value-type="float">
            <text:p>36491.0</text:p>
          </table:table-cell>
          <table:table-cell table:style-name="ce87" table:formula="of:=[.D252]*([.F252]-[.E252])" office:value-type="float" office:value="-2900" calcext:value-type="float">
            <text:p>-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90" calcext:value-type="float">
            <text:p>36490.0</text:p>
          </table:table-cell>
          <table:table-cell table:style-name="ce63" office:value-type="float" office:value="36515" calcext:value-type="float">
            <text:p>36515.0</text:p>
          </table:table-cell>
          <table:table-cell table:style-name="ce87" table:formula="of:=[.D253]*([.F253]-[.E2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70.4" calcext:value-type="float">
            <text:p>36470.4</text:p>
          </table:table-cell>
          <table:table-cell table:style-name="ce87" table:formula="of:=[.D254]*([.F254]-[.E254])" office:value-type="float" office:value="-4959.99999999985" calcext:value-type="float">
            <text:p>-4,9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6480" calcext:value-type="float">
            <text:p>26480.0</text:p>
          </table:table-cell>
          <table:table-cell table:style-name="ce63" office:value-type="float" office:value="36505.1" calcext:value-type="float">
            <text:p>36505.1</text:p>
          </table:table-cell>
          <table:table-cell table:style-name="ce87" table:formula="of:=[.D255]*([.F255]-[.E255])" office:value-type="float" office:value="1002510" calcext:value-type="float">
            <text:p>1,002,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70.6" calcext:value-type="float">
            <text:p>36470.6</text:p>
          </table:table-cell>
          <table:table-cell table:style-name="ce87" table:formula="of:=[.D256]*([.F256]-[.E256])" office:value-type="float" office:value="-4940.00000000015" calcext:value-type="float">
            <text:p>-4,9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00" calcext:value-type="float">
            <text:p>36500.0</text:p>
          </table:table-cell>
          <table:table-cell table:style-name="ce63" office:value-type="float" office:value="36526" calcext:value-type="float">
            <text:p>36526.0</text:p>
          </table:table-cell>
          <table:table-cell table:style-name="ce87" table:formula="of:=[.D257]*([.F257]-[.E257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40" calcext:value-type="float">
            <text:p>36540.0</text:p>
          </table:table-cell>
          <table:table-cell table:style-name="ce63" office:value-type="float" office:value="36483.1" calcext:value-type="float">
            <text:p>36483.1</text:p>
          </table:table-cell>
          <table:table-cell table:style-name="ce87" table:formula="of:=[.D258]*([.F258]-[.E258])" office:value-type="float" office:value="-5690.00000000015" calcext:value-type="float">
            <text:p>-5,6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545" calcext:value-type="float">
            <text:p>36545.0</text:p>
          </table:table-cell>
          <table:table-cell table:style-name="ce87" table:formula="of:=[.D259]*([.F259]-[.E259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690" calcext:value-type="float">
            <text:p>37690.0</text:p>
          </table:table-cell>
          <table:table-cell table:style-name="ce63" office:value-type="float" office:value="37710.4" calcext:value-type="float">
            <text:p>37710.4</text:p>
          </table:table-cell>
          <table:table-cell table:style-name="ce87" table:formula="of:=[.D260]*([.F260]-[.E260])" office:value-type="float" office:value="2040.00000000015" calcext:value-type="float">
            <text:p>2,0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530" calcext:value-type="float">
            <text:p>37530.0</text:p>
          </table:table-cell>
          <table:table-cell table:style-name="ce63" office:value-type="float" office:value="37550.5" calcext:value-type="float">
            <text:p>37550.5</text:p>
          </table:table-cell>
          <table:table-cell table:style-name="ce87" table:formula="of:=[.D261]*([.F261]-[.E261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500" calcext:value-type="float">
            <text:p>37500.0</text:p>
          </table:table-cell>
          <table:table-cell table:style-name="ce63" office:value-type="float" office:value="37522.5" calcext:value-type="float">
            <text:p>37522.5</text:p>
          </table:table-cell>
          <table:table-cell table:style-name="ce87" table:formula="of:=[.D262]*([.F262]-[.E262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549.7" calcext:value-type="float">
            <text:p>37549.7</text:p>
          </table:table-cell>
          <table:table-cell table:style-name="ce63" office:value-type="float" office:value="37590" calcext:value-type="float">
            <text:p>37590.0</text:p>
          </table:table-cell>
          <table:table-cell table:style-name="ce87" table:formula="of:=[.D263]*([.F263]-[.E263])" office:value-type="float" office:value="4030.00000000029" calcext:value-type="float">
            <text:p>4,0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747.5" calcext:value-type="float">
            <text:p>37747.5</text:p>
          </table:table-cell>
          <table:table-cell table:style-name="ce63" office:value-type="float" office:value="37450" calcext:value-type="float">
            <text:p>37450.0</text:p>
          </table:table-cell>
          <table:table-cell table:style-name="ce87" table:formula="of:=[.D264]*([.F264]-[.E264])" office:value-type="float" office:value="-29750" calcext:value-type="float">
            <text:p>-29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20" calcext:value-type="float">
            <text:p>37320.0</text:p>
          </table:table-cell>
          <table:table-cell table:style-name="ce63" office:value-type="float" office:value="37340.1" calcext:value-type="float">
            <text:p>37340.1</text:p>
          </table:table-cell>
          <table:table-cell table:style-name="ce87" table:formula="of:=[.D265]*([.F265]-[.E265])" office:value-type="float" office:value="2009.99999999985" calcext:value-type="float">
            <text:p>2,0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406.1" calcext:value-type="float">
            <text:p>37406.1</text:p>
          </table:table-cell>
          <table:table-cell table:style-name="ce63" office:value-type="float" office:value="37450" calcext:value-type="float">
            <text:p>37450.0</text:p>
          </table:table-cell>
          <table:table-cell table:style-name="ce87" table:formula="of:=[.D266]*([.F266]-[.E266])" office:value-type="float" office:value="4390.00000000015" calcext:value-type="float">
            <text:p>4,3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98" calcext:value-type="float">
            <text:p>37398.0</text:p>
          </table:table-cell>
          <table:table-cell table:style-name="ce63" office:value-type="float" office:value="37440" calcext:value-type="float">
            <text:p>37440.0</text:p>
          </table:table-cell>
          <table:table-cell table:style-name="ce87" table:formula="of:=[.D267]*([.F267]-[.E267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444.9" calcext:value-type="float">
            <text:p>37444.9</text:p>
          </table:table-cell>
          <table:table-cell table:style-name="ce63" office:value-type="float" office:value="37490" calcext:value-type="float">
            <text:p>37490.0</text:p>
          </table:table-cell>
          <table:table-cell table:style-name="ce87" table:formula="of:=[.D268]*([.F268]-[.E268])" office:value-type="float" office:value="4509.99999999985" calcext:value-type="float">
            <text:p>4,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80" calcext:value-type="float">
            <text:p>37380.0</text:p>
          </table:table-cell>
          <table:table-cell table:style-name="ce63" office:value-type="float" office:value="37400" calcext:value-type="float">
            <text:p>37400.0</text:p>
          </table:table-cell>
          <table:table-cell table:style-name="ce87" table:formula="of:=[.D269]*([.F269]-[.E26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00" calcext:value-type="float">
            <text:p>37300.0</text:p>
          </table:table-cell>
          <table:table-cell table:style-name="ce63" office:value-type="float" office:value="37320.5" calcext:value-type="float">
            <text:p>37320.5</text:p>
          </table:table-cell>
          <table:table-cell table:style-name="ce87" table:formula="of:=[.D270]*([.F270]-[.E27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939.2" calcext:value-type="float">
            <text:p>36939.2</text:p>
          </table:table-cell>
          <table:table-cell table:style-name="ce63" office:value-type="float" office:value="36980" calcext:value-type="float">
            <text:p>36980.0</text:p>
          </table:table-cell>
          <table:table-cell table:style-name="ce87" table:formula="of:=[.D271]*([.F271]-[.E271])" office:value-type="float" office:value="4080.00000000029" calcext:value-type="float">
            <text:p>4,0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901.9" calcext:value-type="float">
            <text:p>36901.9</text:p>
          </table:table-cell>
          <table:table-cell table:style-name="ce63" office:value-type="float" office:value="36700" calcext:value-type="float">
            <text:p>36700.0</text:p>
          </table:table-cell>
          <table:table-cell table:style-name="ce87" table:formula="of:=[.D272]*([.F272]-[.E272])" office:value-type="float" office:value="-20190.0000000001" calcext:value-type="float">
            <text:p>-20,1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806.9" calcext:value-type="float">
            <text:p>36806.9</text:p>
          </table:table-cell>
          <table:table-cell table:style-name="ce63" office:value-type="float" office:value="36850" calcext:value-type="float">
            <text:p>36850.0</text:p>
          </table:table-cell>
          <table:table-cell table:style-name="ce87" table:formula="of:=[.D273]*([.F273]-[.E273])" office:value-type="float" office:value="4309.99999999985" calcext:value-type="float">
            <text:p>4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929.5" calcext:value-type="float">
            <text:p>36929.5</text:p>
          </table:table-cell>
          <table:table-cell table:style-name="ce63" office:value-type="float" office:value="36750" calcext:value-type="float">
            <text:p>36750.0</text:p>
          </table:table-cell>
          <table:table-cell table:style-name="ce87" table:formula="of:=[.D274]*([.F274]-[.E274])" office:value-type="float" office:value="-17950" calcext:value-type="float">
            <text:p>-17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870" calcext:value-type="float">
            <text:p>36870.0</text:p>
          </table:table-cell>
          <table:table-cell table:style-name="ce63" office:value-type="float" office:value="36721" calcext:value-type="float">
            <text:p>36721.0</text:p>
          </table:table-cell>
          <table:table-cell table:style-name="ce87" table:formula="of:=[.D275]*([.F275]-[.E275])" office:value-type="float" office:value="-14900" calcext:value-type="float">
            <text:p>-1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899" calcext:value-type="float">
            <text:p>36899.0</text:p>
          </table:table-cell>
          <table:table-cell table:style-name="ce63" office:value-type="float" office:value="36940" calcext:value-type="float">
            <text:p>36940.0</text:p>
          </table:table-cell>
          <table:table-cell table:style-name="ce87" table:formula="of:=[.D276]*([.F276]-[.E276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930" calcext:value-type="float">
            <text:p>36930.0</text:p>
          </table:table-cell>
          <table:table-cell table:style-name="ce63" office:value-type="float" office:value="37000" calcext:value-type="float">
            <text:p>37000.0</text:p>
          </table:table-cell>
          <table:table-cell table:style-name="ce87" table:formula="of:=[.D277]*([.F277]-[.E277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969.4" calcext:value-type="float">
            <text:p>36969.4</text:p>
          </table:table-cell>
          <table:table-cell table:style-name="ce63" office:value-type="float" office:value="36900" calcext:value-type="float">
            <text:p>36900.0</text:p>
          </table:table-cell>
          <table:table-cell table:style-name="ce87" table:formula="of:=[.D278]*([.F278]-[.E278])" office:value-type="float" office:value="-6940.00000000015" calcext:value-type="float">
            <text:p>-6,9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767.7" calcext:value-type="float">
            <text:p>36767.7</text:p>
          </table:table-cell>
          <table:table-cell table:style-name="ce63" office:value-type="float" office:value="36800" calcext:value-type="float">
            <text:p>36800.0</text:p>
          </table:table-cell>
          <table:table-cell table:style-name="ce87" table:formula="of:=[.D279]*([.F279]-[.E279])" office:value-type="float" office:value="3230.00000000029" calcext:value-type="float">
            <text:p>3,2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845.6" calcext:value-type="float">
            <text:p>36845.6</text:p>
          </table:table-cell>
          <table:table-cell table:style-name="ce63" office:value-type="float" office:value="36860" calcext:value-type="float">
            <text:p>36860.0</text:p>
          </table:table-cell>
          <table:table-cell table:style-name="ce87" table:formula="of:=[.D280]*([.F280]-[.E280])" office:value-type="float" office:value="1440.00000000015" calcext:value-type="float">
            <text:p>1,4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940" calcext:value-type="float">
            <text:p>36940.0</text:p>
          </table:table-cell>
          <table:table-cell table:style-name="ce63" office:value-type="float" office:value="36890.6" calcext:value-type="float">
            <text:p>36890.6</text:p>
          </table:table-cell>
          <table:table-cell table:style-name="ce87" table:formula="of:=[.D281]*([.F281]-[.E281])" office:value-type="float" office:value="-4940.00000000015" calcext:value-type="float">
            <text:p>-4,9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936.9" calcext:value-type="float">
            <text:p>36936.9</text:p>
          </table:table-cell>
          <table:table-cell table:style-name="ce63" office:value-type="float" office:value="36970" calcext:value-type="float">
            <text:p>36970.0</text:p>
          </table:table-cell>
          <table:table-cell table:style-name="ce87" table:formula="of:=[.D282]*([.F282]-[.E282])" office:value-type="float" office:value="3309.99999999985" calcext:value-type="float">
            <text:p>3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975" calcext:value-type="float">
            <text:p>36975.0</text:p>
          </table:table-cell>
          <table:table-cell table:style-name="ce63" office:value-type="float" office:value="37000" calcext:value-type="float">
            <text:p>37000.0</text:p>
          </table:table-cell>
          <table:table-cell table:style-name="ce87" table:formula="of:=[.D283]*([.F283]-[.E28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00" calcext:value-type="float">
            <text:p>37300.0</text:p>
          </table:table-cell>
          <table:table-cell table:style-name="ce63" office:value-type="float" office:value="37105" calcext:value-type="float">
            <text:p>37105.0</text:p>
          </table:table-cell>
          <table:table-cell table:style-name="ce87" table:formula="of:=[.D284]*([.F284]-[.E284])" office:value-type="float" office:value="-19500" calcext:value-type="float">
            <text:p>-1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20" calcext:value-type="float">
            <text:p>37320.0</text:p>
          </table:table-cell>
          <table:table-cell table:style-name="ce63" office:value-type="float" office:value="37304.5" calcext:value-type="float">
            <text:p>37304.5</text:p>
          </table:table-cell>
          <table:table-cell table:style-name="ce87" table:formula="of:=[.D285]*([.F285]-[.E285])" office:value-type="float" office:value="-1550" calcext:value-type="float">
            <text:p>-1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39" calcext:value-type="float">
            <text:p>37339.0</text:p>
          </table:table-cell>
          <table:table-cell table:style-name="ce63" office:value-type="float" office:value="37300" calcext:value-type="float">
            <text:p>37300.0</text:p>
          </table:table-cell>
          <table:table-cell table:style-name="ce87" table:formula="of:=[.D286]*([.F286]-[.E286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69.9" calcext:value-type="float">
            <text:p>37369.9</text:p>
          </table:table-cell>
          <table:table-cell table:style-name="ce63" office:value-type="float" office:value="37250" calcext:value-type="float">
            <text:p>37250.0</text:p>
          </table:table-cell>
          <table:table-cell table:style-name="ce87" table:formula="of:=[.D287]*([.F287]-[.E287])" office:value-type="float" office:value="-11990.0000000001" calcext:value-type="float">
            <text:p>-11,9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297.8" calcext:value-type="float">
            <text:p>37297.8</text:p>
          </table:table-cell>
          <table:table-cell table:style-name="ce63" office:value-type="float" office:value="37390" calcext:value-type="float">
            <text:p>37390.0</text:p>
          </table:table-cell>
          <table:table-cell table:style-name="ce87" table:formula="of:=[.D288]*([.F288]-[.E288])" office:value-type="float" office:value="9219.99999999971" calcext:value-type="float">
            <text:p>9,2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58.4" calcext:value-type="float">
            <text:p>37358.4</text:p>
          </table:table-cell>
          <table:table-cell table:style-name="ce63" office:value-type="float" office:value="37390" calcext:value-type="float">
            <text:p>37390.0</text:p>
          </table:table-cell>
          <table:table-cell table:style-name="ce87" table:formula="of:=[.D289]*([.F289]-[.E289])" office:value-type="float" office:value="3159.99999999985" calcext:value-type="float">
            <text:p>3,1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59.8" calcext:value-type="float">
            <text:p>37359.8</text:p>
          </table:table-cell>
          <table:table-cell table:style-name="ce63" office:value-type="float" office:value="37200" calcext:value-type="float">
            <text:p>37200.0</text:p>
          </table:table-cell>
          <table:table-cell table:style-name="ce87" table:formula="of:=[.D290]*([.F290]-[.E290])" office:value-type="float" office:value="-15980.0000000003" calcext:value-type="float">
            <text:p>-15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235.6" calcext:value-type="float">
            <text:p>37235.6</text:p>
          </table:table-cell>
          <table:table-cell table:style-name="ce63" office:value-type="float" office:value="37270" calcext:value-type="float">
            <text:p>37270.0</text:p>
          </table:table-cell>
          <table:table-cell table:style-name="ce87" table:formula="of:=[.D291]*([.F291]-[.E291])" office:value-type="float" office:value="3440.00000000015" calcext:value-type="float">
            <text:p>3,4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269" calcext:value-type="float">
            <text:p>37269.0</text:p>
          </table:table-cell>
          <table:table-cell table:style-name="ce63" office:value-type="float" office:value="37300" calcext:value-type="float">
            <text:p>37300.0</text:p>
          </table:table-cell>
          <table:table-cell table:style-name="ce87" table:formula="of:=[.D292]*([.F292]-[.E292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49.6" calcext:value-type="float">
            <text:p>37349.6</text:p>
          </table:table-cell>
          <table:table-cell table:style-name="ce63" office:value-type="float" office:value="37380" calcext:value-type="float">
            <text:p>37380.0</text:p>
          </table:table-cell>
          <table:table-cell table:style-name="ce87" table:formula="of:=[.D293]*([.F293]-[.E293])" office:value-type="float" office:value="3040.00000000015" calcext:value-type="float">
            <text:p>3,0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77.6" calcext:value-type="float">
            <text:p>37377.6</text:p>
          </table:table-cell>
          <table:table-cell table:style-name="ce63" office:value-type="float" office:value="37400" calcext:value-type="float">
            <text:p>37400.0</text:p>
          </table:table-cell>
          <table:table-cell table:style-name="ce87" table:formula="of:=[.D294]*([.F294]-[.E294])" office:value-type="float" office:value="2240.00000000015" calcext:value-type="float">
            <text:p>2,2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437.8" calcext:value-type="float">
            <text:p>37437.8</text:p>
          </table:table-cell>
          <table:table-cell table:style-name="ce63" office:value-type="float" office:value="37470" calcext:value-type="float">
            <text:p>37470.0</text:p>
          </table:table-cell>
          <table:table-cell table:style-name="ce87" table:formula="of:=[.D295]*([.F295]-[.E295])" office:value-type="float" office:value="3219.99999999971" calcext:value-type="float">
            <text:p>3,2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459.5" calcext:value-type="float">
            <text:p>37459.5</text:p>
          </table:table-cell>
          <table:table-cell table:style-name="ce63" office:value-type="float" office:value="37490" calcext:value-type="float">
            <text:p>37490.0</text:p>
          </table:table-cell>
          <table:table-cell table:style-name="ce87" table:formula="of:=[.D296]*([.F296]-[.E296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559.8" calcext:value-type="float">
            <text:p>37559.8</text:p>
          </table:table-cell>
          <table:table-cell table:style-name="ce63" office:value-type="float" office:value="37450" calcext:value-type="float">
            <text:p>37450.0</text:p>
          </table:table-cell>
          <table:table-cell table:style-name="ce87" table:formula="of:=[.D297]*([.F297]-[.E297])" office:value-type="float" office:value="-10980.0000000003" calcext:value-type="float">
            <text:p>-10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416.3" calcext:value-type="float">
            <text:p>37416.3</text:p>
          </table:table-cell>
          <table:table-cell table:style-name="ce63" office:value-type="float" office:value="37360" calcext:value-type="float">
            <text:p>37360.0</text:p>
          </table:table-cell>
          <table:table-cell table:style-name="ce87" table:formula="of:=[.D298]*([.F298]-[.E298])" office:value-type="float" office:value="-5630.00000000029" calcext:value-type="float">
            <text:p>-5,6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69.1" calcext:value-type="float">
            <text:p>37369.1</text:p>
          </table:table-cell>
          <table:table-cell table:style-name="ce63" office:value-type="float" office:value="37400" calcext:value-type="float">
            <text:p>37400.0</text:p>
          </table:table-cell>
          <table:table-cell table:style-name="ce87" table:formula="of:=[.D299]*([.F299]-[.E299])" office:value-type="float" office:value="3090.00000000015" calcext:value-type="float">
            <text:p>3,0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429.8" calcext:value-type="float">
            <text:p>37429.8</text:p>
          </table:table-cell>
          <table:table-cell table:style-name="ce63" office:value-type="float" office:value="37460" calcext:value-type="float">
            <text:p>37460.0</text:p>
          </table:table-cell>
          <table:table-cell table:style-name="ce87" table:formula="of:=[.D300]*([.F300]-[.E300])" office:value-type="float" office:value="3019.99999999971" calcext:value-type="float">
            <text:p>3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446" calcext:value-type="float">
            <text:p>37446.0</text:p>
          </table:table-cell>
          <table:table-cell table:style-name="ce63" office:value-type="float" office:value="37450" calcext:value-type="float">
            <text:p>37450.0</text:p>
          </table:table-cell>
          <table:table-cell table:style-name="ce87" table:formula="of:=[.D301]*([.F301]-[.E301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425" calcext:value-type="float">
            <text:p>37425.0</text:p>
          </table:table-cell>
          <table:table-cell table:style-name="ce63" office:value-type="float" office:value="37410" calcext:value-type="float">
            <text:p>37410.0</text:p>
          </table:table-cell>
          <table:table-cell table:style-name="ce87" table:formula="of:=[.D302]*([.F302]-[.E302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60" calcext:value-type="float">
            <text:p>37360.0</text:p>
          </table:table-cell>
          <table:table-cell table:style-name="ce63" office:value-type="float" office:value="37382.9" calcext:value-type="float">
            <text:p>37382.9</text:p>
          </table:table-cell>
          <table:table-cell table:style-name="ce87" table:formula="of:=[.D303]*([.F303]-[.E303])" office:value-type="float" office:value="2290.00000000015" calcext:value-type="float">
            <text:p>2,2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3" calcext:value-type="date">
            <text:p>2024/03/13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390" calcext:value-type="float">
            <text:p>37390.0</text:p>
          </table:table-cell>
          <table:table-cell table:style-name="ce63" office:value-type="float" office:value="37351.4" calcext:value-type="float">
            <text:p>37351.4</text:p>
          </table:table-cell>
          <table:table-cell table:style-name="ce87" table:formula="of:=[.D304]*([.F304]-[.E304])" office:value-type="float" office:value="-3859.99999999985" calcext:value-type="float">
            <text:p>-3,86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4" calcext:value-type="date">
            <text:p>2024/03/1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2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00/00/00</text:date>, <text:time style:data-style-name="N2" text:time-value="08:15:35.49326620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13T15:06:47.460212577</dc:date>
    <meta:editing-duration>P24DT22H54M30S</meta:editing-duration>
    <meta:editing-cycles>2625</meta:editing-cycles>
    <meta:document-statistic meta:table-count="3" meta:cell-count="6966" meta:object-count="0"/>
  </office:meta>
</office:document-meta>
</file>